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191cm"/>
        </style:tab-stops>
      </style:paragraph-properties>
      <style:text-properties officeooo:rsid="0004b62b" officeooo:paragraph-rsid="000ec9b2"/>
    </style:style>
    <style:style style:name="P2" style:family="paragraph" style:parent-style-name="Standard">
      <style:text-properties officeooo:rsid="0004b62b" officeooo:paragraph-rsid="0004b62b"/>
    </style:style>
    <style:style style:name="P3" style:family="paragraph" style:parent-style-name="Standard">
      <style:text-properties fo:font-size="14pt" fo:font-weight="bold" officeooo:rsid="0004b62b" officeooo:paragraph-rsid="0004b62b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849d9" officeooo:paragraph-rsid="000849d9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1.199cm" style:auto-text-indent="false" style:page-number="auto" fo:background-color="transparent">
        <style:tab-stops>
          <style:tab-stop style:position="1.191cm"/>
        </style:tab-stops>
      </style:paragraph-properties>
      <style:text-properties officeooo:rsid="0004b62b" officeooo:paragraph-rsid="000ec9b2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4b62b" officeooo:paragraph-rsid="0004b62b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04b62b" officeooo:paragraph-rsid="000636ff"/>
    </style:style>
    <style:style style:name="P8" style:family="paragraph" style:parent-style-name="Standard">
      <loext:graphic-properties draw:fill="none"/>
      <style:paragraph-properties fo:margin-left="1.27cm" fo:margin-right="0cm" fo:text-indent="-0.64cm" style:auto-text-indent="false" fo:background-color="transparent" style:writing-mode="page">
        <style:tab-stops/>
      </style:paragraph-properties>
      <style:text-properties officeooo:rsid="0004b62b" officeooo:paragraph-rsid="000f045e"/>
    </style:style>
    <style:style style:name="P9" style:family="paragraph" style:parent-style-name="Standard">
      <loext:graphic-properties draw:fill="none"/>
      <style:paragraph-properties fo:background-color="transparent" style:writing-mode="page">
        <style:tab-stops>
          <style:tab-stop style:position="0.106cm"/>
        </style:tab-stops>
      </style:paragraph-properties>
      <style:text-properties officeooo:rsid="0004b62b" officeooo:paragraph-rsid="000f045e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writing-mode="page">
        <style:tab-stops>
          <style:tab-stop style:position="0.291cm"/>
        </style:tab-stops>
      </style:paragraph-properties>
      <style:text-properties officeooo:rsid="00123e98" officeooo:paragraph-rsid="00123e98"/>
    </style:style>
    <style:style style:name="P11" style:family="paragraph" style:parent-style-name="Standard" style:list-style-name="L1">
      <style:text-properties officeooo:rsid="0004b62b" officeooo:paragraph-rsid="0004b62b"/>
    </style:style>
    <style:style style:name="P12" style:family="paragraph" style:parent-style-name="Standard" style:list-style-name="L2">
      <style:text-properties officeooo:rsid="0004b62b" officeooo:paragraph-rsid="0004b62b"/>
    </style:style>
    <style:style style:name="P13" style:family="paragraph" style:parent-style-name="Standard">
      <style:text-properties officeooo:rsid="000849d9" officeooo:paragraph-rsid="000849d9"/>
    </style:style>
    <style:style style:name="P14" style:family="paragraph" style:parent-style-name="Standard">
      <style:text-properties fo:font-size="14pt" fo:font-weight="bold" officeooo:rsid="0004b62b" officeooo:paragraph-rsid="0004b62b" style:font-size-asian="14pt" style:font-weight-asian="bold" style:font-size-complex="14pt" style:font-weight-complex="bold"/>
    </style:style>
    <style:style style:name="P15" style:family="paragraph" style:parent-style-name="Standard" style:list-style-name="L1" style:master-page-name="">
      <loext:graphic-properties draw:fill="none"/>
      <style:paragraph-properties fo:margin-left="1.27cm" fo:margin-right="0cm" fo:text-indent="-0.64cm" style:auto-text-indent="false" style:page-number="auto" fo:background-color="transparent" style:writing-mode="page">
        <style:tab-stops/>
      </style:paragraph-properties>
      <style:text-properties officeooo:rsid="0004b62b" officeooo:paragraph-rsid="000ec9b2"/>
    </style:style>
    <style:style style:name="P16" style:family="paragraph" style:parent-style-name="Standard" style:list-style-name="L1" style:master-page-name="">
      <loext:graphic-properties draw:fill="none"/>
      <style:paragraph-properties fo:margin-left="1.27cm" fo:margin-right="0cm" fo:text-indent="-0.64cm" style:auto-text-indent="false" style:page-number="auto" fo:background-color="transparent" style:writing-mode="page">
        <style:tab-stops/>
      </style:paragraph-properties>
      <style:text-properties officeooo:rsid="0004b62b" officeooo:paragraph-rsid="000f045e"/>
    </style:style>
    <style:style style:name="P17" style:family="paragraph" style:parent-style-name="Standard" style:list-style-name="L2" style:master-page-name="">
      <loext:graphic-properties draw:fill="none"/>
      <style:paragraph-properties fo:margin-left="1.27cm" fo:margin-right="0cm" fo:text-indent="-0.64cm" style:auto-text-indent="false" style:page-number="auto" fo:background-color="transparent" style:writing-mode="page">
        <style:tab-stops/>
      </style:paragraph-properties>
      <style:text-properties officeooo:rsid="0004b62b" officeooo:paragraph-rsid="000f045e"/>
    </style:style>
    <style:style style:name="P18" style:family="paragraph" style:parent-style-name="Standard" style:list-style-name="L1">
      <loext:graphic-properties draw:fill="none"/>
      <style:paragraph-properties fo:margin-left="1.27cm" fo:margin-right="0cm" fo:text-indent="-0.64cm" style:auto-text-indent="false" fo:background-color="transparent" style:writing-mode="page">
        <style:tab-stops/>
      </style:paragraph-properties>
      <style:text-properties officeooo:rsid="000f045e" officeooo:paragraph-rsid="000f045e"/>
    </style:style>
    <style:style style:name="P19" style:family="paragraph" style:parent-style-name="Standard" style:list-style-name="L2">
      <loext:graphic-properties draw:fill="none"/>
      <style:paragraph-properties fo:margin-left="1.27cm" fo:margin-right="0cm" fo:text-indent="-0.64cm" style:auto-text-indent="false" fo:background-color="transparent" style:writing-mode="page">
        <style:tab-stops/>
      </style:paragraph-properties>
      <style:text-properties officeooo:rsid="000fdfdb" officeooo:paragraph-rsid="000fdfdb"/>
    </style:style>
    <style:style style:name="P20" style:family="paragraph" style:parent-style-name="Standard" style:list-style-name="L2">
      <loext:graphic-properties draw:fill="none"/>
      <style:paragraph-properties fo:margin-left="1.27cm" fo:margin-right="0cm" fo:text-indent="-0.64cm" style:auto-text-indent="false" fo:background-color="transparent" style:writing-mode="page">
        <style:tab-stops/>
      </style:paragraph-properties>
      <style:text-properties officeooo:rsid="0010bea8" officeooo:paragraph-rsid="0010bea8"/>
    </style:style>
    <style:style style:name="P21" style:family="paragraph" style:parent-style-name="Standard" style:list-style-name="L2">
      <loext:graphic-properties draw:fill="none"/>
      <style:paragraph-properties fo:margin-left="1.27cm" fo:margin-right="0cm" fo:text-indent="-0.64cm" style:auto-text-indent="false" fo:background-color="transparent" style:writing-mode="page">
        <style:tab-stops/>
      </style:paragraph-properties>
      <style:text-properties officeooo:rsid="00123e98" officeooo:paragraph-rsid="00123e98"/>
    </style:style>
    <style:style style:name="P22" style:family="paragraph" style:parent-style-name="Standard" style:list-style-name="L2" style:master-page-name="">
      <loext:graphic-properties draw:fill="none"/>
      <style:paragraph-properties fo:margin-left="1.27cm" fo:margin-right="0cm" fo:text-indent="-0.64cm" style:auto-text-indent="false" style:page-number="auto" fo:background-color="transparent" style:writing-mode="page">
        <style:tab-stops/>
      </style:paragraph-properties>
      <style:text-properties officeooo:rsid="0004b62b" officeooo:paragraph-rsid="000ec9b2"/>
    </style:style>
    <style:style style:name="P23" style:family="paragraph" style:parent-style-name="Standard" style:list-style-name="L1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rsid="0004b62b" officeooo:paragraph-rsid="000ec9b2"/>
    </style:style>
    <style:style style:name="P24" style:family="paragraph" style:parent-style-name="Standard" style:list-style-name="L1">
      <loext:graphic-properties draw:fill="none"/>
      <style:paragraph-properties fo:margin-left="1.799cm" fo:margin-right="0cm" fo:text-indent="-0.6cm" style:auto-text-indent="false" fo:background-color="transparent"/>
      <style:text-properties officeooo:rsid="0004b62b" officeooo:paragraph-rsid="000ec9b2"/>
    </style:style>
    <style:style style:name="P25" style:family="paragraph" style:parent-style-name="Standard" style:list-style-name="L1">
      <loext:graphic-properties draw:fill="none"/>
      <style:paragraph-properties fo:margin-left="1.799cm" fo:margin-right="0cm" fo:text-indent="-0.6cm" style:auto-text-indent="false" fo:background-color="transparent"/>
      <style:text-properties officeooo:rsid="0004b62b" officeooo:paragraph-rsid="000f045e"/>
    </style:style>
    <style:style style:name="P26" style:family="paragraph" style:parent-style-name="Standard" style:list-style-name="L2">
      <loext:graphic-properties draw:fill="none"/>
      <style:paragraph-properties fo:margin-left="1.799cm" fo:margin-right="0cm" fo:text-indent="-0.6cm" style:auto-text-indent="false" fo:background-color="transparent"/>
      <style:text-properties officeooo:rsid="0004b62b" officeooo:paragraph-rsid="000ec9b2"/>
    </style:style>
    <style:style style:name="P27" style:family="paragraph" style:parent-style-name="Standard" style:list-style-name="L2">
      <loext:graphic-properties draw:fill="none"/>
      <style:paragraph-properties fo:margin-left="1.799cm" fo:margin-right="0cm" fo:text-indent="-0.6cm" style:auto-text-indent="false" fo:background-color="transparent"/>
      <style:text-properties officeooo:rsid="0004b62b" officeooo:paragraph-rsid="000f045e"/>
    </style:style>
    <style:style style:name="P28" style:family="paragraph" style:parent-style-name="Standard" style:list-style-name="L2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rsid="0004b62b" officeooo:paragraph-rsid="000ec9b2"/>
    </style:style>
    <style:style style:name="P29" style:family="paragraph" style:parent-style-name="Standard" style:list-style-name="L1">
      <loext:graphic-properties draw:fill="none"/>
      <style:paragraph-properties fo:background-color="transparent" style:writing-mode="page">
        <style:tab-stops/>
      </style:paragraph-properties>
      <style:text-properties officeooo:rsid="0004b62b" officeooo:paragraph-rsid="000f045e"/>
    </style:style>
    <style:style style:name="P30" style:family="paragraph" style:parent-style-name="Standard" style:list-style-name="L2">
      <loext:graphic-properties draw:fill="none"/>
      <style:paragraph-properties fo:background-color="transparent" style:writing-mode="page">
        <style:tab-stops/>
      </style:paragraph-properties>
      <style:text-properties officeooo:rsid="0004b62b" officeooo:paragraph-rsid="000f045e"/>
    </style:style>
    <style:style style:name="P31" style:family="paragraph" style:parent-style-name="Standard" style:list-style-name="L2">
      <loext:graphic-properties draw:fill="none"/>
      <style:paragraph-properties fo:background-color="transparent" style:writing-mode="page">
        <style:tab-stops/>
      </style:paragraph-properties>
      <style:text-properties officeooo:rsid="0004b62b" officeooo:paragraph-rsid="0011300c"/>
    </style:style>
    <style:style style:name="P32" style:family="paragraph" style:parent-style-name="Standard" style:list-style-name="L2">
      <loext:graphic-properties draw:fill="none"/>
      <style:paragraph-properties fo:background-color="transparent" style:writing-mode="page">
        <style:tab-stops/>
      </style:paragraph-properties>
      <style:text-properties officeooo:rsid="0004b62b" officeooo:paragraph-rsid="00123e98"/>
    </style:style>
    <style:style style:name="P33" style:family="paragraph" style:parent-style-name="Standard" style:list-style-name="L1">
      <loext:graphic-properties draw:fill="none"/>
      <style:paragraph-properties fo:background-color="transparent" style:writing-mode="page">
        <style:tab-stops>
          <style:tab-stop style:position="0.106cm"/>
        </style:tab-stops>
      </style:paragraph-properties>
      <style:text-properties officeooo:rsid="0004b62b" officeooo:paragraph-rsid="000f045e"/>
    </style:style>
    <style:style style:name="P34" style:family="paragraph" style:parent-style-name="Standard" style:list-style-name="L2">
      <loext:graphic-properties draw:fill="none"/>
      <style:paragraph-properties fo:background-color="transparent" style:writing-mode="page">
        <style:tab-stops>
          <style:tab-stop style:position="0.106cm"/>
        </style:tab-stops>
      </style:paragraph-properties>
      <style:text-properties officeooo:rsid="0004b62b" officeooo:paragraph-rsid="000f045e"/>
    </style:style>
    <style:style style:name="P35" style:family="paragraph" style:parent-style-name="Standard" style:list-style-name="L2">
      <loext:graphic-properties draw:fill="none"/>
      <style:paragraph-properties fo:background-color="transparent" style:writing-mode="page">
        <style:tab-stops>
          <style:tab-stop style:position="0.106cm"/>
        </style:tab-stops>
      </style:paragraph-properties>
      <style:text-properties officeooo:rsid="0004b62b" officeooo:paragraph-rsid="000fdfdb"/>
    </style:style>
    <style:style style:name="P36" style:family="paragraph" style:parent-style-name="Standard" style:list-style-name="L2">
      <loext:graphic-properties draw:fill="none"/>
      <style:paragraph-properties fo:background-color="transparent" style:writing-mode="page">
        <style:tab-stops>
          <style:tab-stop style:position="0.106cm"/>
        </style:tab-stops>
      </style:paragraph-properties>
      <style:text-properties officeooo:rsid="0004b62b" officeooo:paragraph-rsid="0010bea8"/>
    </style:style>
    <style:style style:name="P37" style:family="paragraph" style:parent-style-name="Standard" style:list-style-name="L2">
      <loext:graphic-properties draw:fill="none"/>
      <style:paragraph-properties fo:background-color="transparent" style:writing-mode="page">
        <style:tab-stops>
          <style:tab-stop style:position="0.291cm"/>
        </style:tab-stops>
      </style:paragraph-properties>
      <style:text-properties officeooo:rsid="0004b62b" officeooo:paragraph-rsid="00123e98"/>
    </style:style>
    <style:style style:name="P38" style:family="paragraph" style:parent-style-name="Standard" style:list-style-name="L2">
      <loext:graphic-properties draw:fill="none"/>
      <style:paragraph-properties fo:background-color="transparent" style:writing-mode="page">
        <style:tab-stops>
          <style:tab-stop style:position="0.291cm"/>
        </style:tab-stops>
      </style:paragraph-properties>
      <style:text-properties officeooo:rsid="0011300c" officeooo:paragraph-rsid="0011300c"/>
    </style:style>
    <style:style style:name="P39" style:family="paragraph" style:parent-style-name="Standard" style:list-style-name="L2">
      <loext:graphic-properties draw:fill="none"/>
      <style:paragraph-properties fo:background-color="transparent" style:writing-mode="page">
        <style:tab-stops>
          <style:tab-stop style:position="0.291cm"/>
        </style:tab-stops>
      </style:paragraph-properties>
      <style:text-properties officeooo:rsid="00123e98" officeooo:paragraph-rsid="00123e98"/>
    </style:style>
    <style:style style:name="P40" style:family="paragraph" style:parent-style-name="Standard" style:list-style-name="L2">
      <loext:graphic-properties draw:fill="none"/>
      <style:paragraph-properties fo:margin-left="0.63cm" fo:margin-right="0cm" fo:text-indent="0cm" style:auto-text-indent="false" fo:background-color="transparent" style:writing-mode="page">
        <style:tab-stops/>
      </style:paragraph-properties>
      <style:text-properties officeooo:rsid="000fdfdb" officeooo:paragraph-rsid="000fdfdb"/>
    </style:style>
    <style:style style:name="P41" style:family="paragraph" style:parent-style-name="Standard" style:list-style-name="L2" style:master-page-name="">
      <loext:graphic-properties draw:fill="none"/>
      <style:paragraph-properties fo:margin-left="1.91cm" fo:margin-right="0cm" fo:text-indent="-0.64cm" style:auto-text-indent="false" style:page-number="auto" fo:background-color="transparent" style:writing-mode="page">
        <style:tab-stops/>
      </style:paragraph-properties>
      <style:text-properties officeooo:rsid="000fdfdb" officeooo:paragraph-rsid="000fdfdb"/>
    </style:style>
    <style:style style:name="P42" style:family="paragraph" style:parent-style-name="Standard" style:list-style-name="L2" style:master-page-name="">
      <loext:graphic-properties draw:fill="none"/>
      <style:paragraph-properties fo:margin-left="1.91cm" fo:margin-right="0cm" fo:text-align="start" style:justify-single-word="false" fo:text-indent="-0.64cm" style:auto-text-indent="false" style:page-number="auto" fo:background-color="transparent" style:writing-mode="page">
        <style:tab-stops>
          <style:tab-stop style:position="0.291cm"/>
        </style:tab-stops>
      </style:paragraph-properties>
      <style:text-properties officeooo:rsid="0010bea8" officeooo:paragraph-rsid="0010bea8"/>
    </style:style>
    <style:style style:name="P43" style:family="paragraph" style:parent-style-name="Standard" style:list-style-name="L2" style:master-page-name="">
      <loext:graphic-properties draw:fill="none"/>
      <style:paragraph-properties fo:margin-left="1.91cm" fo:margin-right="0cm" fo:text-indent="-0.64cm" style:auto-text-indent="false" style:page-number="auto" fo:background-color="transparent" style:writing-mode="page">
        <style:tab-stops>
          <style:tab-stop style:position="0.291cm"/>
        </style:tab-stops>
      </style:paragraph-properties>
      <style:text-properties officeooo:rsid="00123e98" officeooo:paragraph-rsid="00123e98"/>
    </style:style>
    <style:style style:name="P44" style:family="paragraph" style:parent-style-name="Standard" style:list-style-name="L2">
      <loext:graphic-properties draw:fill="none"/>
      <style:paragraph-properties fo:margin-left="1.91cm" fo:margin-right="0cm" fo:text-indent="-0.64cm" style:auto-text-indent="false" fo:background-color="transparent" style:writing-mode="page">
        <style:tab-stops/>
      </style:paragraph-properties>
      <style:text-properties officeooo:rsid="000fdfdb" officeooo:paragraph-rsid="000fdfdb"/>
    </style:style>
    <style:style style:name="P45" style:family="paragraph" style:parent-style-name="Standard" style:list-style-name="L2">
      <loext:graphic-properties draw:fill="none"/>
      <style:paragraph-properties fo:margin-left="1.91cm" fo:margin-right="0cm" fo:text-indent="-0.64cm" style:auto-text-indent="false" fo:background-color="transparent" style:writing-mode="page">
        <style:tab-stops/>
      </style:paragraph-properties>
      <style:text-properties officeooo:rsid="0010bea8" officeooo:paragraph-rsid="0010bea8"/>
    </style:style>
    <style:style style:name="P46" style:family="paragraph" style:parent-style-name="Standard" style:list-style-name="L2">
      <loext:graphic-properties draw:fill="none"/>
      <style:paragraph-properties fo:margin-left="1.91cm" fo:margin-right="0cm" fo:text-align="start" style:justify-single-word="false" fo:text-indent="-0.64cm" style:auto-text-indent="false" fo:background-color="transparent" style:writing-mode="page">
        <style:tab-stops>
          <style:tab-stop style:position="0.291cm"/>
        </style:tab-stops>
      </style:paragraph-properties>
      <style:text-properties officeooo:rsid="0010bea8" officeooo:paragraph-rsid="0010bea8"/>
    </style:style>
    <style:style style:name="P47" style:family="paragraph" style:parent-style-name="Standard" style:list-style-name="L2">
      <loext:graphic-properties draw:fill="none"/>
      <style:paragraph-properties fo:margin-left="1.91cm" fo:margin-right="0cm" fo:text-indent="-0.64cm" style:auto-text-indent="false" fo:background-color="transparent" style:writing-mode="page">
        <style:tab-stops>
          <style:tab-stop style:position="0.291cm"/>
        </style:tab-stops>
      </style:paragraph-properties>
      <style:text-properties officeooo:rsid="0010bea8" officeooo:paragraph-rsid="0010bea8"/>
    </style:style>
    <style:style style:name="P48" style:family="paragraph" style:parent-style-name="Standard" style:list-style-name="L2">
      <loext:graphic-properties draw:fill="none"/>
      <style:paragraph-properties fo:margin-left="1.91cm" fo:margin-right="0cm" fo:text-indent="-0.64cm" style:auto-text-indent="false" fo:background-color="transparent" style:writing-mode="page">
        <style:tab-stops>
          <style:tab-stop style:position="0.291cm"/>
        </style:tab-stops>
      </style:paragraph-properties>
      <style:text-properties officeooo:rsid="0011300c" officeooo:paragraph-rsid="0011300c"/>
    </style:style>
    <style:style style:name="P49" style:family="paragraph" style:parent-style-name="Standard" style:list-style-name="L2">
      <loext:graphic-properties draw:fill="none"/>
      <style:paragraph-properties fo:margin-left="1.91cm" fo:margin-right="0cm" fo:text-indent="-0.64cm" style:auto-text-indent="false" fo:background-color="transparent" style:writing-mode="page">
        <style:tab-stops>
          <style:tab-stop style:position="0.291cm"/>
        </style:tab-stops>
      </style:paragraph-properties>
      <style:text-properties officeooo:rsid="0004b62b" officeooo:paragraph-rsid="0011300c"/>
    </style:style>
    <style:style style:name="P50" style:family="paragraph" style:parent-style-name="Standard" style:list-style-name="L2">
      <loext:graphic-properties draw:fill="none"/>
      <style:paragraph-properties fo:margin-left="1.91cm" fo:margin-right="0cm" fo:text-indent="-0.64cm" style:auto-text-indent="false" fo:background-color="transparent" style:writing-mode="page">
        <style:tab-stops>
          <style:tab-stop style:position="0.291cm"/>
        </style:tab-stops>
      </style:paragraph-properties>
      <style:text-properties officeooo:rsid="00123e98" officeooo:paragraph-rsid="00123e98"/>
    </style:style>
    <style:style style:name="P51" style:family="paragraph" style:parent-style-name="Standard" style:list-style-name="L2" style:master-page-name="">
      <loext:graphic-properties draw:fill="none"/>
      <style:paragraph-properties fo:margin-left="1.9cm" fo:margin-right="0cm" fo:text-indent="0.101cm" style:auto-text-indent="false" style:page-number="auto" fo:background-color="transparent" style:writing-mode="page">
        <style:tab-stops/>
      </style:paragraph-properties>
      <style:text-properties officeooo:rsid="0010bea8" officeooo:paragraph-rsid="0010bea8"/>
    </style:style>
    <style:style style:name="P52" style:family="paragraph" style:parent-style-name="Standard" style:list-style-name="L2">
      <loext:graphic-properties draw:fill="none"/>
      <style:paragraph-properties fo:margin-left="1.9cm" fo:margin-right="0cm" fo:text-indent="0.101cm" style:auto-text-indent="false" fo:background-color="transparent" style:writing-mode="page">
        <style:tab-stops/>
      </style:paragraph-properties>
      <style:text-properties officeooo:rsid="0010bea8" officeooo:paragraph-rsid="0010bea8"/>
    </style:style>
    <style:style style:name="P53" style:family="paragraph" style:parent-style-name="Standard" style:list-style-name="L2">
      <loext:graphic-properties draw:fill="none"/>
      <style:paragraph-properties fo:margin-left="1.91cm" fo:margin-right="0cm" fo:text-indent="0.101cm" style:auto-text-indent="false" fo:background-color="transparent" style:writing-mode="page">
        <style:tab-stops/>
      </style:paragraph-properties>
      <style:text-properties officeooo:rsid="0010bea8" officeooo:paragraph-rsid="0010bea8"/>
    </style:style>
    <style:style style:name="P54" style:family="paragraph" style:parent-style-name="Standard" style:list-style-name="L2">
      <loext:graphic-properties draw:fill="none"/>
      <style:paragraph-properties fo:margin-left="1.91cm" fo:margin-right="0cm" fo:text-indent="0.101cm" style:auto-text-indent="false" fo:background-color="transparent" style:writing-mode="page">
        <style:tab-stops/>
      </style:paragraph-properties>
      <style:text-properties officeooo:rsid="0011300c" officeooo:paragraph-rsid="0011300c"/>
    </style:style>
    <style:style style:name="P55" style:family="paragraph" style:parent-style-name="Standard" style:list-style-name="L2">
      <loext:graphic-properties draw:fill="none"/>
      <style:paragraph-properties fo:margin-left="0cm" fo:margin-right="0cm" fo:text-indent="0cm" style:auto-text-indent="false" fo:background-color="transparent" style:writing-mode="page">
        <style:tab-stops/>
      </style:paragraph-properties>
      <style:text-properties officeooo:rsid="0010bea8" officeooo:paragraph-rsid="0010bea8"/>
    </style:style>
    <style:style style:name="T1" style:family="text">
      <style:text-properties officeooo:rsid="000636ff"/>
    </style:style>
    <style:style style:name="T2" style:family="text">
      <style:text-properties officeooo:rsid="000849d9"/>
    </style:style>
    <style:style style:name="T3" style:family="text">
      <style:text-properties officeooo:rsid="000ec9b2"/>
    </style:style>
    <style:style style:name="T4" style:family="text">
      <style:text-properties officeooo:rsid="0004b62b"/>
    </style:style>
    <style:style style:name="T5" style:family="text">
      <style:text-properties officeooo:rsid="0011300c"/>
    </style:style>
    <style:style style:name="T6" style:family="text">
      <style:text-properties officeooo:rsid="00123e98"/>
    </style:style>
    <style:style style:name="T7" style:family="text">
      <style:text-properties officeooo:rsid="000fc4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tokół założycielski</text:p>
      <text:p text:style-name="P3"/>
      <text:list xml:id="list2820515271" text:style-name="L2">
        <text:list-item>
          <text:p text:style-name="P12">Dnia 22.02.2017 została utworzona grupa projektowa w celem wykonania zadania programistycznego „Komunikator”.</text:p>
        </text:list-item>
      </text:list>
      <text:p text:style-name="P2"/>
      <text:list xml:id="list14026965291380" text:continue-numbering="true" text:style-name="L2">
        <text:list-item>
          <text:p text:style-name="P12">Przewidywana data zakończenia projektu: 31.05.2017r. Jeśli projekt nie zostanie zakończony w pierwszym terminie to przewidywany jest drugi termin zakończenia projektu: 07.06.2017r. Zespół zostanie rozwiązany po zakończeniu projektu w odpowiednim terminie.</text:p>
        </text:list-item>
      </text:list>
      <text:p text:style-name="P2"/>
      <text:list xml:id="list14026234687494" text:continue-numbering="true" text:style-name="L2">
        <text:list-item>
          <text:p text:style-name="P22">W skład grupy wchodzą</text:p>
          <text:list>
            <text:list-item>
              <text:p text:style-name="P28"><text:s/>Piotr Frankiewicz</text:p>
            </text:list-item>
            <text:list-item>
              <text:p text:style-name="P26"><text:s/>Krzysztof Gwozdowicz</text:p>
            </text:list-item>
            <text:list-item>
              <text:p text:style-name="P26"><text:s/>Kacper Tomalik</text:p>
            </text:list-item>
            <text:list-item>
              <text:p text:style-name="P27"><text:s/>Marcin Omelan</text:p>
              <text:p text:style-name="P27"/>
            </text:list-item>
          </text:list>
        </text:list-item>
        <text:list-item>
          <text:p text:style-name="P17">Tytuł <text:span text:style-name="T5">projektu:</text:span> Komunikator</text:p>
        </text:list-item>
      </text:list>
      <text:p text:style-name="P8"/>
      <text:list xml:id="list14026010782815" text:continue-numbering="true" text:style-name="L2">
        <text:list-item>
          <text:p text:style-name="P30">Kierownik projektu: Piotr Frankiewicz (dokumentalista) – wybrany w sposób demokratyczny w głosowaniu jawnym</text:p>
          <text:list>
            <text:list-item>
              <text:p text:style-name="P34">„za” głosowały 3 osoby</text:p>
            </text:list-item>
            <text:list-item>
              <text:p text:style-name="P34">„przeciw” głosowało 0 osób</text:p>
            </text:list-item>
            <text:list-item>
              <text:p text:style-name="P34">„wstrzymało się” od głosu 1 osoba</text:p>
            </text:list-item>
          </text:list>
        </text:list-item>
      </text:list>
      <text:p text:style-name="P9"/>
      <text:list xml:id="list14025280572201" text:continue-numbering="true" text:style-name="L2">
        <text:list-item>
          <text:p text:style-name="P19">Cel projektu</text:p>
          <text:p text:style-name="P40">Celem grupy jest stworzenie aplikacji, która będzie umożliwiała komunikację między wieloma użytkownikami aplikacji. Użytkownicy będą mogli komunikować się za pomocą wiadomości tekstowych. Celem również jest również wykonanie odpowiedniej dokumentacji zgodnie z wymaganiami.</text:p>
          <text:p text:style-name="P40"/>
        </text:list-item>
        <text:list-item>
          <text:p text:style-name="P19">Opis projektu</text:p>
          <text:p text:style-name="P19">Projekt składa się z trzech głównych części: </text:p>
          <text:list>
            <text:list-item>
              <text:p text:style-name="P41"><text:s/>Klienta na urządzenia mobilne z systemem android </text:p>
            </text:list-item>
            <text:list-item>
              <text:p text:style-name="P44"><text:s/>Klienta na urządzenia desktopowe wykonanego w technologii Java</text:p>
            </text:list-item>
            <text:list-item>
              <text:p text:style-name="P44"><text:s/>Serwera obsługującego użytkowników</text:p>
            </text:list-item>
          </text:list>
          <text:p text:style-name="P19"><text:s/></text:p>
        </text:list-item>
        <text:list-item>
          <text:p text:style-name="P19">Zasady współpracy w grupie</text:p>
          <text:list>
            <text:list-item>
              <text:p text:style-name="P35">Wszystkie przydzielone nam zadania zobowiązujemy wykonywać terminowo</text:p>
            </text:list-item>
            <text:list-item>
              <text:p text:style-name="P36">Wszyscy angażujemy się w pracę i jesteśmy odpowiedzialni za wyniki</text:p>
            </text:list-item>
            <text:list-item>
              <text:p text:style-name="P36">Szanujemy oraz wspomagamy się nawzajem</text:p>
            </text:list-item>
            <text:list-item>
              <text:p text:style-name="P36">Doceniamy pracę i zaangażowanie innych</text:p>
            </text:list-item>
            <text:list-item>
              <text:p text:style-name="P36">Uwagi zgłaszamy do kierownika projektu</text:p>
            </text:list-item>
            <text:list-item>
              <text:p text:style-name="P36">Podnosimy motywacje i zaangażowanie w zespole</text:p>
            </text:list-item>
            <text:list-item>
              <text:p text:style-name="P36">Ważne, aby każdy członek zespołu otrzymał określoną funkcję lub sam mógł ją wybrać</text:p>
              <text:p text:style-name="P44"/>
            </text:list-item>
          </text:list>
        </text:list-item>
        <text:list-item>
          <text:p text:style-name="P20">Wybór technologii</text:p>
          <text:list>
            <text:list-item>
              <text:p text:style-name="P45"><text:s/>Środowiska programistyczne</text:p>
              <text:list>
                <text:list-item>
                  <text:p text:style-name="P51">InteliJ</text:p>
                </text:list-item>
                <text:list-item>
                  <text:p text:style-name="P52">Android Studio</text:p>
                </text:list-item>
              </text:list>
            </text:list-item>
            <text:list-item>
              <text:p text:style-name="P45"><text:s/>Języki Programowania</text:p>
              <text:list>
                <text:list-item>
                  <text:p text:style-name="P53">Java</text:p>
                </text:list-item>
              </text:list>
            </text:list-item>
            <text:list-item>
              <text:p text:style-name="P45"><text:s/>Inne</text:p>
              <text:list>
                <text:list-item>
                  <text:p text:style-name="P53">LibreOffice</text:p>
                </text:list-item>
                <text:list-item>
                  <text:p text:style-name="P53"><text:soft-page-break/>Gimp</text:p>
                </text:list-item>
                <text:list-item>
                  <text:p text:style-name="P54">Github</text:p>
                </text:list-item>
                <text:list-item>
                  <text:p text:style-name="P54">Git</text:p>
                  <text:p text:style-name="P55"/>
                </text:list-item>
              </text:list>
            </text:list-item>
          </text:list>
        </text:list-item>
        <text:list-item>
          <text:p text:style-name="P20">Opis ogólny</text:p>
          <text:list>
            <text:list-item>
              <text:p text:style-name="P42"><text:s/>Prosty i czytelny interfejs aplikacji klienckich</text:p>
            </text:list-item>
            <text:list-item>
              <text:p text:style-name="P46"><text:s/>Obsługa wielu użytkowników w jednym momencie</text:p>
            </text:list-item>
            <text:list-item>
              <text:p text:style-name="P46"><text:s/>Łatwość w obsłudze dla zwykłego użytkownikami</text:p>
              <text:p text:style-name="P46"/>
            </text:list-item>
          </text:list>
        </text:list-item>
        <text:list-item>
          <text:p text:style-name="P31">Rol<text:span text:style-name="T5">e</text:span> i odpowiedzialnoś<text:span text:style-name="T5">ci</text:span></text:p>
          <text:list>
            <text:list-item>
              <text:p text:style-name="P47"><text:s/><text:span text:style-name="T5">Piotr Frankiewicz – pełni role jako kierownik projektu. Odpowiada za nadzór nad wykonaniem projektu zgodnie z harmonogramem prac. Zarządzaniem repozytorium aplikacji</text:span></text:p>
            </text:list-item>
            <text:list-item>
              <text:p text:style-name="P48"><text:s/>Marcin Omelan – zajmuje się aplikacją na urządzenia mobilne. Zajmuje się spójnym wyglądem aplikacji</text:p>
            </text:list-item>
            <text:list-item>
              <text:p text:style-name="P38"><text:s/>Krzysztof Gwozdowicz – <text:span text:style-name="T4">pełni rolę jako tester oraz programista. Odpowiada za </text:span>aplikacje<text:span text:style-name="T4"> desktopowe</text:span></text:p>
            </text:list-item>
            <text:list-item>
              <text:p text:style-name="P48"><text:s/>Kacper Tomalik – Odpowiada za zaprojektowanie i zaimplementowanie serwera a także stworzenie API do komunikacji z serwerem</text:p>
              <text:p text:style-name="P49"/>
            </text:list-item>
          </text:list>
        </text:list-item>
        <text:list-item>
          <text:p text:style-name="P31">Rozwiązanie grupy</text:p>
          <text:p text:style-name="P31">Rozwiązanie grupy następuje po zakończeniu prac projektowych <text:span text:style-name="T5">i otrzymaniu satysfakcjonującej oceny.</text:span></text:p>
          <text:p text:style-name="P31"/>
        </text:list-item>
        <text:list-item>
          <text:p text:style-name="P21">Słownik pojęć i synonimów</text:p>
          <text:p text:style-name="P21">API – Interfejs programistyczny aplikacji (ang. Application Programming Interface)</text:p>
          <text:p text:style-name="P21">Interfejs (GUI) – warstwa umożliwiająca komunikacje użytkownika z aplikacją</text:p>
          <text:p text:style-name="P21"/>
        </text:list-item>
        <text:list-item>
          <text:p text:style-name="P32">Rozstrzyganie sporów</text:p>
          <text:list>
            <text:list-item>
              <text:p text:style-name="P43"><text:s/>Ważne decyzje są rozstrzygane poprzez głosowanie</text:p>
            </text:list-item>
            <text:list-item>
              <text:p text:style-name="P50"><text:s/>Mniej ważniejsze spory rozstrzygane są na forum grupy</text:p>
            </text:list-item>
          </text:list>
        </text:list-item>
      </text:list>
      <text:p text:style-name="P10"/>
      <text:list xml:id="list14026519235680" text:continue-numbering="true" text:style-name="L2">
        <text:list-item>
          <text:p text:style-name="P32">Postanowienie końcowe</text:p>
          <text:list>
            <text:list-item>
              <text:p text:style-name="P37"><text:s/><text:span text:style-name="T6">Do projektu dopuszcza się wprowadzanie zmian</text:span></text:p>
            </text:list-item>
            <text:list-item>
              <text:p text:style-name="P37"><text:s/><text:span text:style-name="T6">Dopuszcza się rozwijanie projektu</text:span> <text:span text:style-name="T6">po zakończeniu zajęć związanych z projektem i uzyskaniem oceny</text:span></text:p>
            </text:list-item>
            <text:list-item>
              <text:p text:style-name="P39"><text:s/>Umowa zaczyna obwiązywać od dnia podpisania umowy <text:span text:style-name="T7">do zakończenia projektu</text:span></text:p>
            </text:list-item>
          </text:list>
        </text:list-item>
      </text:list>
      <text:p text:style-name="P2"/>
      <text:p text:style-name="P2"/>
      <text:p text:style-name="P2"/>
      <text:p text:style-name="P4">Piotr Frankiewicz </text:p>
      <text:p text:style-name="P4">…………………</text:p>
      <text:p text:style-name="P4">Krzysztof Gwozdowicz</text:p>
      <text:p text:style-name="P4">…………………</text:p>
      <text:p text:style-name="P4">Kacper Tomalik</text:p>
      <text:p text:style-name="P4">…………………</text:p>
      <text:p text:style-name="P4">Marcin Omelan</text:p>
      <text:p text:style-name="P4">………………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9:11:20.441000000</meta:creation-date>
    <dc:date>2017-02-28T01:40:24.848000000</dc:date>
    <meta:editing-duration>PT15M24S</meta:editing-duration>
    <meta:editing-cycles>6</meta:editing-cycles>
    <meta:generator>LibreOffice/5.3.0.3$Windows_x86 LibreOffice_project/7074905676c47b82bbcfbea1aeefc84afe1c50e1</meta:generator>
    <meta:document-statistic meta:table-count="0" meta:image-count="0" meta:object-count="0" meta:page-count="2" meta:paragraph-count="70" meta:word-count="447" meta:character-count="3299" meta:non-whitespace-character-count="2942"/>
  </office:meta>
</office:document-meta>
</file>